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Times New Roman" svg:font-family="'Times New Roman'" style:font-family-generic="roman"/>
    <style:font-face style:name="Arial" svg:font-family="Arial, sans-serif" style:font-family-generic="swiss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 New Roman1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1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33.65cm" fo:margin-left="-0.915cm" style:page-number="auto" table:align="left" style:writing-mode="lr-tb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1.058cm"/>
    </style:style>
    <style:style style:name="Table1.C" style:family="table-column">
      <style:table-column-properties style:column-width="3.387cm"/>
    </style:style>
    <style:style style:name="Table1.D" style:family="table-column">
      <style:table-column-properties style:column-width="6.244cm"/>
    </style:style>
    <style:style style:name="Table1.E" style:family="table-column">
      <style:table-column-properties style:column-width="10.954cm"/>
    </style:style>
    <style:style style:name="Table1.F" style:family="table-column">
      <style:table-column-properties style:column-width="2.672cm"/>
    </style:style>
    <style:style style:name="Table1.G" style:family="table-column">
      <style:table-column-properties style:column-width="6.63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1.3" style:family="table-row">
      <style:table-row-properties style:min-row-height="0.272cm" fo:keep-together="auto"/>
    </style:style>
    <style:style style:name="Table1.4" style:family="table-row">
      <style:table-row-properties style:min-row-height="0.27cm" fo:keep-together="auto"/>
    </style:style>
    <style:style style:name="Table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6" style:family="table-row">
      <style:table-row-properties style:min-row-height="0.406cm" fo:keep-together="auto"/>
    </style:style>
    <style:style style:name="Table1.7" style:family="table-row">
      <style:table-row-properties style:min-row-height="0.626cm" fo:keep-together="auto"/>
    </style:style>
    <style:style style:name="Table2" style:family="table">
      <style:table-properties style:width="33.669cm" fo:margin-left="-0.915cm" table:align="left" style:writing-mode="lr-tb"/>
    </style:style>
    <style:style style:name="Table2.A" style:family="table-column">
      <style:table-column-properties style:column-width="33.66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0.877cm" fo:keep-together="auto"/>
    </style:style>
    <style:style style:name="Table3" style:family="table">
      <style:table-properties style:width="33.655cm" fo:margin-left="-0.915cm" table:align="left" style:writing-mode="lr-tb"/>
    </style:style>
    <style:style style:name="Table3.A" style:family="table-column">
      <style:table-column-properties style:column-width="3.784cm"/>
    </style:style>
    <style:style style:name="Table3.B" style:family="table-column">
      <style:table-column-properties style:column-width="2.619cm"/>
    </style:style>
    <style:style style:name="Table3.C" style:family="table-column">
      <style:table-column-properties style:column-width="1.773cm"/>
    </style:style>
    <style:style style:name="Table3.D" style:family="table-column">
      <style:table-column-properties style:column-width="2.805cm"/>
    </style:style>
    <style:style style:name="Table3.E" style:family="table-column">
      <style:table-column-properties style:column-width="1.746cm"/>
    </style:style>
    <style:style style:name="Table3.F" style:family="table-column">
      <style:table-column-properties style:column-width="3.651cm"/>
    </style:style>
    <style:style style:name="Table3.G" style:family="table-column">
      <style:table-column-properties style:column-width="2.408cm"/>
    </style:style>
    <style:style style:name="Table3.H" style:family="table-column">
      <style:table-column-properties style:column-width="0.926cm"/>
    </style:style>
    <style:style style:name="Table3.I" style:family="table-column">
      <style:table-column-properties style:column-width="1.164cm"/>
    </style:style>
    <style:style style:name="Table3.J" style:family="table-column">
      <style:table-column-properties style:column-width="0.529cm"/>
    </style:style>
    <style:style style:name="Table3.K" style:family="table-column">
      <style:table-column-properties style:column-width="2.037cm"/>
    </style:style>
    <style:style style:name="Table3.L" style:family="table-column">
      <style:table-column-properties style:column-width="0.979cm"/>
    </style:style>
    <style:style style:name="Table3.N" style:family="table-column">
      <style:table-column-properties style:column-width="1.217cm"/>
    </style:style>
    <style:style style:name="Table3.P" style:family="table-column">
      <style:table-column-properties style:column-width="3.307cm"/>
    </style:style>
    <style:style style:name="Table3.1" style:family="table-row">
      <style:table-row-properties style:min-row-height="1.154cm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P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2" style:family="table-row">
      <style:table-row-properties style:min-row-height="1.185cm"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style:min-row-height="0.649cm" fo:keep-together="auto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M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3.P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5" style:family="table-row">
      <style:table-row-properties style:min-row-height="0.132cm" fo:keep-together="auto"/>
    </style:style>
    <style:style style:name="Table3.I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3.M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3.6" style:family="table-row">
      <style:table-row-properties fo:keep-together="auto"/>
    </style:style>
    <style:style style:name="Table3.J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7" style:family="table-row">
      <style:table-row-properties style:min-row-height="3.38cm" fo:keep-together="auto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4" style:family="paragraph" style:parent-style-name="Standard">
      <style:paragraph-properties style:snap-to-layout-grid="false"/>
      <style:text-properties fo:font-size="10pt" style:font-size-asian="10pt"/>
    </style:style>
    <style:style style:name="P5" style:family="paragraph" style:parent-style-name="Standard">
      <style:text-properties fo:font-size="10pt" fo:language="zxx" fo:country="none" style:font-size-asian="10pt" style:language-asian="zxx" style:country-asian="none" style:font-size-complex="10pt"/>
    </style:style>
    <style:style style:name="P6" style:family="paragraph" style:parent-style-name="Standard">
      <style:paragraph-properties style:snap-to-layout-grid="false"/>
      <style:text-properties fo:font-size="19pt" style:font-size-asian="19pt" style:font-size-complex="10pt"/>
    </style:style>
    <style:style style:name="P7" style:family="paragraph" style:parent-style-name="Standard">
      <style:paragraph-properties style:snap-to-layout-grid="false"/>
      <style:text-properties style:font-name="Arial1" fo:font-size="10pt" style:font-size-asian="10pt" style:font-name-complex="Arial1" style:font-size-complex="10pt"/>
    </style:style>
    <style:style style:name="P8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9" style:family="paragraph" style:parent-style-name="Standard">
      <style:text-properties fo:font-size="8pt" style:font-size-asian="8pt" style:font-size-complex="10pt"/>
    </style:style>
    <style:style style:name="P10" style:family="paragraph" style:parent-style-name="Standard">
      <style:text-properties fo:font-size="8pt" style:font-size-asian="8pt" style:font-size-complex="8pt"/>
    </style:style>
    <style:style style:name="P11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12" style:family="paragraph" style:parent-style-name="Standard">
      <style:paragraph-properties fo:text-align="start" style:justify-single-word="false" style:snap-to-layout-grid="false"/>
      <style:text-properties fo:font-size="8pt" style:font-size-asian="8pt" style:font-size-complex="8pt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ize="8pt" style:font-size-asian="8pt" style:font-size-complex="8pt"/>
    </style:style>
    <style:style style:name="P14" style:family="paragraph" style:parent-style-name="Standard">
      <style:text-properties fo:font-size="8pt" fo:font-style="italic" style:font-size-asian="8pt" style:font-style-asian="italic" style:font-size-complex="8pt"/>
    </style:style>
    <style:style style:name="P15" style:family="paragraph" style:parent-style-name="Standard">
      <style:text-properties style:text-underline-style="solid" style:text-underline-width="auto" style:text-underline-color="font-color"/>
    </style:style>
    <style:style style:name="P16" style:family="paragraph" style:parent-style-name="Standard">
      <style:paragraph-properties fo:text-align="center" style:justify-single-word="false" style:snap-to-layout-grid="false"/>
    </style:style>
    <style:style style:name="P17" style:family="paragraph" style:parent-style-name="Standard">
      <style:paragraph-properties style:snap-to-layout-grid="false"/>
      <style:text-properties style:font-size-complex="8pt"/>
    </style:style>
    <style:style style:name="P18" style:family="paragraph" style:parent-style-name="Standard">
      <style:paragraph-properties fo:text-align="center" style:justify-single-word="false" style:snap-to-layout-grid="false"/>
      <style:text-properties fo:font-size="7pt" style:font-size-asian="7pt" style:font-size-complex="7pt"/>
    </style:style>
    <style:style style:name="P19" style:family="paragraph" style:parent-style-name="Standard">
      <style:paragraph-properties fo:text-align="start" style:justify-single-word="false" style:snap-to-layout-grid="false"/>
      <style:text-properties fo:font-size="7pt" style:font-size-asian="7pt" style:font-size-complex="7pt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Times New Roman" fo:font-size="9pt" style:font-size-asian="9pt" style:font-name-complex="Verdana" style:font-size-complex="9pt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Times New Roman" fo:font-size="8pt" style:font-size-asian="8pt" style:font-name-complex="Verdana" style:font-size-complex="8pt"/>
    </style:style>
    <style:style style:name="P22" style:family="paragraph" style:parent-style-name="Standard">
      <style:paragraph-properties style:snap-to-layout-grid="false">
        <style:tab-stops>
          <style:tab-stop style:position="0.854cm"/>
          <style:tab-stop style:position="1.715cm" style:type="center"/>
        </style:tab-stops>
      </style:paragraph-properties>
      <style:text-properties style:font-name="Arial" fo:font-size="8pt" fo:language="en" fo:country="US" fo:font-weight="bold" style:font-name-asian="Arial" style:font-size-asian="8pt" style:font-weight-asian="bold" style:font-name-complex="Arial" style:font-size-complex="8pt"/>
    </style:style>
    <style:style style:name="P23" style:family="paragraph" style:parent-style-name="Standard">
      <style:paragraph-properties style:snap-to-layout-grid="false">
        <style:tab-stops>
          <style:tab-stop style:position="0.854cm"/>
          <style:tab-stop style:position="1.715cm" style:type="center"/>
        </style:tab-stops>
      </style:paragraph-properties>
      <style:text-properties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/>
    </style:style>
    <style:style style:name="P24" style:family="paragraph" style:parent-style-name="Standard">
      <style:paragraph-properties fo:text-align="start" style:justify-single-word="false" style:snap-to-layout-grid="false"/>
      <style:text-properties style:font-name="Times New Roman" fo:font-size="9pt" style:font-size-asian="9pt" style:font-name-complex="Verdana" style:font-size-complex="9pt"/>
    </style:style>
    <style:style style:name="P25" style:family="paragraph">
      <style:paragraph-properties fo:text-align="center" style:writing-mode="lr-tb"/>
    </style:style>
    <style:style style:name="T1" style:family="text">
      <style:text-properties style:font-name-asian="Arial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style:font-size-asian="10pt"/>
    </style:style>
    <style:style style:name="T4" style:family="text">
      <style:text-properties fo:font-size="10pt" fo:font-weight="bold" style:font-size-asian="10pt" style:font-weight-asian="bold" style:font-weight-complex="bold"/>
    </style:style>
    <style:style style:name="T5" style:family="text">
      <style:text-properties style:font-name="Helvetica" fo:font-size="8.5pt" fo:language="fr" fo:country="FR" fo:font-weight="bold" style:font-size-asian="8.5pt" style:font-weight-asian="bold" style:font-name-complex="Helvetica" style:font-size-complex="8.5pt" style:font-weight-complex="bold"/>
    </style:style>
    <style:style style:name="T6" style:family="text">
      <style:text-properties fo:font-size="8.5pt" fo:language="fr" fo:country="FR" fo:font-weight="bold" style:font-size-asian="8.5pt" style:font-weight-asian="bold" style:font-size-complex="8.5pt" style:font-weight-complex="bold"/>
    </style:style>
    <style:style style:name="T7" style:family="text">
      <style:text-properties fo:font-size="8pt" fo:language="fr" fo:country="FR" fo:font-weight="bold" style:font-size-asian="8pt" style:font-weight-asian="bold" style:font-size-complex="8pt" style:font-weight-complex="bold"/>
    </style:style>
    <style:style style:name="T8" style:family="text">
      <style:text-properties fo:font-size="8pt" style:font-size-asian="8pt"/>
    </style:style>
    <style:style style:name="T9" style:family="text">
      <style:text-properties fo:font-size="7pt" style:font-size-asian="7pt"/>
    </style:style>
    <style:style style:name="T10" style:family="text">
      <style:text-properties style:text-position="super 58%" fo:font-size="8pt" style:font-size-asian="8pt"/>
    </style:style>
    <style:style style:name="T11" style:family="text">
      <style:text-properties fo:font-style="italic" style:font-style-asian="italic"/>
    </style:style>
    <style:style style:name="T12" style:family="text">
      <style:text-properties fo:font-size="9pt" style:font-size-asian="9pt" style:font-size-complex="9pt" style:font-weight-complex="bold"/>
    </style:style>
    <style:style style:name="T13" style:family="text">
      <style:text-properties style:font-name="Times New Roman" style:font-name-complex="Verdana"/>
    </style:style>
    <style:style style:name="T14" style:family="text">
      <style:text-properties style:use-window-font-color="true" style:font-name="Times New Roman1" fo:font-size="7pt" fo:language="en" fo:country="US" style:font-name-asian="Times New Roman1" style:font-size-asian="7pt" style:language-asian="zh" style:country-asian="CN" style:font-name-complex="Times New Roman1" style:font-size-complex="7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0.06pt solid #808080" style:shadow="none">
        <style:background-image/>
        <style:columns fo:column-count="1" fo:column-gap="0cm"/>
      </style:graphic-properties>
    </style:style>
    <style:style style:name="gr1" style:family="graphic">
      <style:graphic-properties draw:stroke="solid" svg:stroke-width="0.026cm" svg:stroke-color="#ffffff" svg:stroke-opacity="100%" draw:stroke-linejoin="round" draw:fill="solid" draw:fill-color="#ffffff" draw:textarea-horizontal-align="justify" draw:textarea-vertical-align="middle" draw:auto-grow-height="false" draw:auto-grow-width="false" fo:padding-top="0cm" fo:padding-bottom="0cm" fo:padding-left="0cm" fo:padding-right="0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">Range</text:p>
          </table:table-cell>
          <table:table-cell table:style-name="Table1.B1" table:number-columns-spanned="2" office:value-type="string">
            <text:p text:style-name="P2">SIPCOT</text:p>
          </table:table-cell>
          <table:covered-table-cell/>
          <table:table-cell table:style-name="Table1.D1" table:number-rows-spanned="2" office:value-type="string">
            <text:p text:style-name="P6">FORM A.R.E. - 1</text:p>
          </table:table-cell>
          <table:table-cell table:style-name="Table1.D1" table:number-rows-spanned="2" table:number-columns-spanned="2" office:value-type="string">
            <text:p text:style-name="P2"/>
          </table:table-cell>
          <table:covered-table-cell/>
          <table:table-cell table:style-name="Table1.G1" table:number-rows-spanned="7" office:value-type="string">
            <text:p text:style-name="P22"><text:s text:c="10"/></text:p>
            <text:p text:style-name="P22"><text:span text:style-name="T12"><text:s text:c="18"/></text:span><text:span text:style-name="T12"><text:placeholder text:placeholder-type="text">&lt;get_copy(o.is_original,o.is_duplicate,o.is_triplicate,o.is_quadruplicate,o.is_extra)&gt;</text:placeholder></text:span></text:p>
            <text:p text:style-name="P22"/>
            <text:p text:style-name="P22"/>
            <text:p text:style-name="P23"><text:s text:c="11"/>No: <text:s text:c="3"/><text:placeholder text:placeholder-type="text">&lt;get_arename(o.name or '')&gt;</text:placeholder></text:p>
            <text:p text:style-name="P23"><text:s text:c="11"/>Date: <text:placeholder text:placeholder-type="text">&lt;get_date(o.invoice_no_id.date_invoice) or ''&gt;</text:placeholder></text:p>
          </table:table-cell>
        </table:table-row>
        <table:table-row table:style-name="Table1.1">
          <table:table-cell table:style-name="Table1.A2" office:value-type="string">
            <text:p text:style-name="P2">Division</text:p>
          </table:table-cell>
          <table:table-cell table:style-name="Table1.B1" table:number-columns-spanned="2" office:value-type="string">
            <text:p text:style-name="P2">THOOTHUKKUD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2">Address</text:p>
          </table:table-cell>
          <table:table-cell table:style-name="Table1.B1" table:number-columns-spanned="2" office:value-type="string">
            <text:p text:style-name="P7">C-50,<text:span text:style-name="T1"> </text:span>SIPCOT</text:p>
          </table:table-cell>
          <table:covered-table-cell/>
          <table:table-cell table:style-name="Table1.D1" table:number-rows-spanned="2" table:number-columns-spanned="3" office:value-type="string">
            <text:p text:style-name="P8">APPLICATION FOR REMOVAL OF EXCISABLE GOODS FOR EXPORT BY (AIR / SEA / POST / LAND) *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7">INDL.<text:span text:style-name="T1"> </text:span>COMPLEX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D1" table:number-columns-spanned="3" office:value-type="string">
            <text:p text:style-name="P7">THOOTHUKKUDI</text:p>
          </table:table-cell>
          <table:covered-table-cell/>
          <table:covered-table-cell/>
          <table:table-cell table:style-name="Table1.D1" table:number-columns-spanned="3" office:value-type="string">
            <text:p text:style-name="P2">To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D1" table:number-rows-spanned="2" table:number-columns-spanned="2" office:value-type="string">
            <text:p text:style-name="P2">Commissionerate: </text:p>
          </table:table-cell>
          <table:covered-table-cell/>
          <table:table-cell table:style-name="Table1.B1" office:value-type="string">
            <text:p text:style-name="P2">TIRUNELVELI</text:p>
          </table:table-cell>
          <table:table-cell table:style-name="Table1.D1" table:number-rows-spanned="2" table:number-columns-spanned="2" office:value-type="string">
            <text:p text:style-name="P2">Superintendent of Central Excise</text:p>
            <text:p text:style-name="P9">SIPCOT RANGE, C – 50 SIPCOT INDL. COMPLEX THOOTHUKKUDI - 628 002</text:p>
          </table:table-cell>
          <table:covered-table-cell/>
          <table:table-cell table:style-name="Table1.D1" table:number-rows-spanned="2" office:value-type="string">
            <text:p text:style-name="P1">(Full Postal Address)</text:p>
          </table:table-cell>
          <table:covered-table-cell/>
        </table:table-row>
        <table:table-row table:style-name="Table1.7">
          <table:covered-table-cell/>
          <table:covered-table-cell/>
          <table:table-cell table:style-name="Table1.B1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1. Particulars of [Assistant/Deputy Commissioner of Central Excise]/ Maritime Commissioner of Central Excise from whom rebate shall be claimed / with whom bond / undertaking is executed and his complete postal address:</text:p>
            <text:p text:style-name="P15">THE DEPUTY COMMISSIONER, SIPCOT DIVISION, C-50, SIPCOT INDL. COMPLEX, THOOTHUKKUDI - 628 002.</text:p>
          </table:table-cell>
        </table:table-row>
        <table:table-row table:style-name="Table2.2">
          <table:table-cell table:style-name="Table2.A1" office:value-type="string">
            <text:p text:style-name="P4">2. I/We V.V.TITANIUM PIGMENTS PRIVATE LIMITED<text:span text:style-name="T2"> </text:span>of <text:s/><text:span text:style-name="T2">A-81, SIPCOT INDUSTRIAL COMPLEX, THOOTHUKKUDI</text:span></text:p>
            <text:p text:style-name="Standard"><text:span text:style-name="T3">propose to export the under mentioned consignment to </text:span><text:span text:style-name="T4"><text:s/></text:span><text:span text:style-name="T4"><text:placeholder text:placeholder-type="text">&lt;o.invoice_no_id.final_desti or ''&gt;</text:placeholder></text:span><text:span text:style-name="T5"> </text:span><text:span text:style-name="T6"><text:s/></text:span><text:span text:style-name="T7"><text:s/></text:span><text:span text:style-name="T3">(Country of destination) by Air / Sea / Land / Parcel Post under claim for rebate / bond / undertaking *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A"/>
        <table:table-column table:style-name="Table3.N"/>
        <table:table-column table:style-name="Table3.H"/>
        <table:table-column table:style-name="Table3.P"/>
        <table:table-row table:style-name="Table3.1">
          <table:table-cell table:style-name="Table3.A1" table:number-rows-spanned="2" office:value-type="string">
            <text:p text:style-name="P3">Particulars of Manufacturer of <text:s/>goods and his Central Excise Regn. No.</text:p>
          </table:table-cell>
          <table:table-cell table:style-name="Table3.A1" table:number-rows-spanned="2" office:value-type="string">
            <text:p text:style-name="P3">No. and Description of packages</text:p>
          </table:table-cell>
          <table:table-cell table:style-name="Table3.A1" table:number-rows-spanned="2" office:value-type="string">
            <text:p text:style-name="P3">Gross Weight / Net Weight</text:p>
          </table:table-cell>
          <table:table-cell table:style-name="Table3.A1" table:number-rows-spanned="2" office:value-type="string">
            <text:p text:style-name="P3">Marks and Nos. on Packages</text:p>
          </table:table-cell>
          <table:table-cell table:style-name="Table3.A1" table:number-rows-spanned="2" office:value-type="string">
            <text:p text:style-name="P3">Quantity of goods</text:p>
          </table:table-cell>
          <table:table-cell table:style-name="Table3.A1" table:number-rows-spanned="2" office:value-type="string">
            <text:p text:style-name="P3">DESCRIPTION OF GOODS</text:p>
          </table:table-cell>
          <table:table-cell table:style-name="Table3.A1" table:number-rows-spanned="2" table:number-columns-spanned="2" office:value-type="string">
            <text:p text:style-name="P3">Value</text:p>
          </table:table-cell>
          <table:covered-table-cell/>
          <table:table-cell table:style-name="Table3.A1" table:number-columns-spanned="4" office:value-type="string">
            <text:p text:style-name="P3">DUTY</text:p>
          </table:table-cell>
          <table:covered-table-cell/>
          <table:covered-table-cell/>
          <table:covered-table-cell/>
          <table:table-cell table:style-name="Table3.A1" table:number-rows-spanned="2" office:value-type="string">
            <text:p text:style-name="P3">No. and date of Invoice under which duty was paid / No. and date of bond / undertaking executed under Rule 19</text:p>
          </table:table-cell>
          <table:table-cell table:style-name="Table3.A1" table:number-rows-spanned="2" table:number-columns-spanned="2" office:value-type="string">
            <text:p text:style-name="P3">Amount of rebate claimed</text:p>
          </table:table-cell>
          <table:covered-table-cell/>
          <table:table-cell table:style-name="Table3.P1" table:number-rows-spanned="2" office:value-type="string">
            <text:p text:style-name="P3">Remarks</text:p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table:number-columns-spanned="2" office:value-type="string">
            <text:p text:style-name="P16">Rate</text:p>
          </table:table-cell>
          <table:covered-table-cell/>
          <table:table-cell table:style-name="Table3.A1" table:number-columns-spanned="2" office:value-type="string">
            <text:p text:style-name="P16">Amou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1" office:value-type="string">
            <text:p text:style-name="P3">(1)</text:p>
          </table:table-cell>
          <table:table-cell table:style-name="Table3.A1" office:value-type="string">
            <text:p text:style-name="P3">(2)</text:p>
          </table:table-cell>
          <table:table-cell table:style-name="Table3.A1" office:value-type="string">
            <text:p text:style-name="P3">(3)</text:p>
          </table:table-cell>
          <table:table-cell table:style-name="Table3.A1" office:value-type="string">
            <text:p text:style-name="P3">(4)</text:p>
          </table:table-cell>
          <table:table-cell table:style-name="Table3.A1" office:value-type="string">
            <text:p text:style-name="P3">(5)</text:p>
          </table:table-cell>
          <table:table-cell table:style-name="Table3.A1" office:value-type="string">
            <text:p text:style-name="P3">(6)</text:p>
          </table:table-cell>
          <table:table-cell table:style-name="Table3.A1" table:number-columns-spanned="2" office:value-type="string">
            <text:p text:style-name="P3">(7)</text:p>
          </table:table-cell>
          <table:covered-table-cell/>
          <table:table-cell table:style-name="Table3.A1" table:number-columns-spanned="2" office:value-type="string">
            <text:p text:style-name="P3">(8)</text:p>
          </table:table-cell>
          <table:covered-table-cell/>
          <table:table-cell table:style-name="Table3.A1" table:number-columns-spanned="2" office:value-type="string">
            <text:p text:style-name="P3">(9)</text:p>
          </table:table-cell>
          <table:covered-table-cell/>
          <table:table-cell table:style-name="Table3.A1" office:value-type="string">
            <text:p text:style-name="P3">(10)</text:p>
          </table:table-cell>
          <table:table-cell table:style-name="Table3.A1" table:number-columns-spanned="2" office:value-type="string">
            <text:p text:style-name="P3">(11)</text:p>
          </table:table-cell>
          <table:covered-table-cell/>
          <table:table-cell table:style-name="Table3.P1" office:value-type="string">
            <text:p text:style-name="P3">(12)</text:p>
          </table:table-cell>
        </table:table-row>
        <table:table-row table:style-name="Table3.4">
          <table:table-cell table:style-name="Table3.A4" table:number-rows-spanned="3" office:value-type="string">
            <text:p text:style-name="P18"/>
            <text:p text:style-name="P18"><draw:frame text:anchor-type="char" draw:z-index="0" draw:style-name="gr1" draw:text-style-name="P25" svg:width="3.37cm" svg:height="2.931cm" svg:x="-0.076cm" svg:y="0.203cm"><draw:text-box><text:p text:style-name="P25"><text:span text:style-name="T14">V.V.TITANIUM PIGMENTS</text:span></text:p><text:p text:style-name="P25"><text:span text:style-name="T14">PRIVATE LIMITED,</text:span></text:p><text:p text:style-name="P25"><text:span text:style-name="T14">A-81, SIPCOT</text:span></text:p><text:p text:style-name="P25"><text:span text:style-name="T14">INDUSTRIAL COMPLEX.</text:span></text:p><text:p text:style-name="P25"><text:span text:style-name="T14">SOUTH</text:span></text:p><text:p text:style-name="P25"><text:span text:style-name="T14">VEERAPANDIAPURAM</text:span></text:p><text:p text:style-name="P25"><text:span text:style-name="T14">POST, MILAVITTAN,</text:span></text:p><text:p text:style-name="P25"><text:span text:style-name="T14">THOOTHUKKUDI 628 002</text:span></text:p><text:p text:style-name="P25"><text:span text:style-name="T14">AADCV7723PEM001</text:span></text:p></draw:text-box></draw:frame></text:p>
          </table:table-cell>
          <table:table-cell table:style-name="Table3.A4" table:number-rows-spanned="3" office:value-type="string">
            <text:p text:style-name="P18"/>
            <text:p text:style-name="P18"/>
            <text:p text:style-name="P18"><text:placeholder text:placeholder-type="text">&lt;( o.invoice_no_id.delivery_order_id.bag_detail or '').upper()&gt;</text:placeholder></text:p>
          </table:table-cell>
          <table:table-cell table:style-name="Table3.A4" table:number-rows-spanned="3" office:value-type="string">
            <text:p text:style-name="P18"/>
            <text:p text:style-name="P18"/>
            <text:p text:style-name="P18"><text:placeholder text:placeholder-type="text">&lt;get_amt(o.invoice_no_id.gross_weight or 0)&gt;</text:placeholder> KGS / <text:placeholder text:placeholder-type="text">&lt;get_amt(o.invoice_no_id.invoice_line[0].quantity*1000)&gt;</text:placeholder></text:p>
          </table:table-cell>
          <table:table-cell table:style-name="Table3.A4" table:number-rows-spanned="3" office:value-type="string">
            <text:p text:style-name="P18"/>
            <text:p text:style-name="P18"/>
            <text:p text:style-name="P18"><text:placeholder text:placeholder-type="text">&lt;o.invoice_no_id.mark_container_no or ''&gt;</text:placeholder></text:p>
          </table:table-cell>
          <table:table-cell table:style-name="Table3.A4" table:number-rows-spanned="3" office:value-type="string">
            <text:p text:style-name="P18"/>
            <text:p text:style-name="P18"/>
            <text:p text:style-name="P18"><text:placeholder text:placeholder-type="text">&lt;get_amt(o.invoice_no_id.invoice_line[0].quantity*1000)&gt;</text:placeholder> KGS</text:p>
          </table:table-cell>
          <table:table-cell table:style-name="Table3.A4" table:number-rows-spanned="3" office:value-type="string">
            <text:p text:style-name="P18"/>
            <text:p text:style-name="P18"/>
            <text:p text:style-name="P18"><text:placeholder text:placeholder-type="text">&lt;o.description_goods or ''&gt;</text:placeholder></text:p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.</text:p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</text:p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.</text:p>
          </table:table-cell>
          <table:table-cell table:style-name="Table3.M4" office:value-type="string">
            <text:p text:style-name="P18"/>
            <text:p text:style-name="P18"/>
            <text:p text:style-name="P18"/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.</text:p>
          </table:table-cell>
          <table:table-cell table:style-name="Table3.P4" table:number-rows-spanned="3" office:value-type="string">
            <text:p text:style-name="P18"/>
            <text:p text:style-name="P18"/>
            <text:p text:style-name="P18"><text:placeholder text:placeholder-type="text">&lt;o.remarks and (o.remarks).upper() or ''&gt;</text:placeholder>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</table:table-cell>
        </table:table-row>
        <table:table-row table:style-name="Table3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M4" office:value-type="string">
            <text:p text:style-name="P12">USD <text:placeholder text:placeholder-type="text">&lt;get_amt(o.invoice_no_id.amount_total or 0)&gt;</text:placeholder></text:p>
            <text:p text:style-name="P12">Rs. <text:s/><text:placeholder text:placeholder-type="text">&lt;get_amt(o.invoice_no_id.amount_total_inr or 0)&gt;</text:placeholder></text:p>
            <text:p text:style-name="P19"/>
          </table:table-cell>
          <table:table-cell table:style-name="Table3.M4" office:value-type="string">
            <text:p text:style-name="P12"><text:placeholder text:placeholder-type="text">&lt;get_dec(o.invoice_no_id.amount_total or 0)&gt;</text:placeholder></text:p>
            <text:p text:style-name="P12"><text:placeholder text:placeholder-type="text">&lt;get_dec(o.invoice_no_id.amount_total_inr or 0)&gt;</text:placeholder><text:soft-page-break/></text:p>
            <text:p text:style-name="P18"/>
          </table:table-cell>
          <table:table-cell table:style-name="Table3.I5" office:value-type="string">
            <text:p text:style-name="P21"><text:placeholder text:placeholder-type="text">&lt;o.excise_duty_id.amount&gt;</text:placeholder>0%</text:p>
          </table:table-cell>
          <table:table-cell table:style-name="Table3.I5" office:value-type="string">
            <text:p text:style-name="Standard"/>
          </table:table-cell>
          <table:table-cell table:style-name="Table3.I5" office:value-type="string">
            <text:p text:style-name="P12">USD <text:span text:style-name="T13"><text:placeholder text:placeholder-type="text">&lt;get_amt(o.invoice_no_id.amount_total*o.excise_duty_id.amount/100)&gt;</text:placeholder></text:span></text:p>
            <text:p text:style-name="P12">Rs. <text:s text:c="2"/><text:span text:style-name="T13"><text:placeholder text:placeholder-type="text">&lt;get_iamt(o.invoice_no_id.amount_total_inr*o.excise_duty_id.amount/100)&gt;</text:placeholder></text:span></text:p>
          </table:table-cell>
          <table:table-cell table:style-name="Table3.I5" office:value-type="string">
            <text:p text:style-name="P13"><text:placeholder text:placeholder-type="text">&lt;get_dec(o.invoice_no_id.amount_total*o.excise_duty_id.amount/100 or 0)&gt;</text:placeholder></text:p>
            <text:p text:style-name="P13"><text:placeholder text:placeholder-type="text">&lt;get_dec(o.invoice_no_id.amount_total_inr*o.excise_duty_id.amount/100 or 0)&gt;</text:placeholder><text:soft-page-break/></text:p>
          </table:table-cell>
          <table:table-cell table:style-name="Table3.M5" office:value-type="string">
            <text:p text:style-name="P13">INV: <text:placeholder text:placeholder-type="text">&lt;o.invoice_no_id.vvt_number&gt;</text:placeholder></text:p>
            <text:p text:style-name="P13">DT: <text:placeholder text:placeholder-type="text">&lt;get_date(o.invoice_no_id.date_invoice) or ''&gt;</text:placeholder></text:p>
          </table:table-cell>
          <table:table-cell table:style-name="Table3.A4" table:number-rows-spanned="2" office:value-type="string">
            <text:p text:style-name="P18"/>
          </table:table-cell>
          <table:table-cell table:style-name="Table3.A4" table:number-rows-spanned="2" office:value-type="string">
            <text:p text:style-name="P18"/>
          </table:table-cell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P4" office:value-type="string">
            <text:p text:style-name="Standard"/>
          </table:table-cell>
          <table:table-cell table:style-name="Table3.P4" office:value-type="string">
            <text:p text:style-name="Standard"/>
          </table:table-cell>
          <table:table-cell table:style-name="Table3.P4" office:value-type="string">
            <text:p text:style-name="P20"/>
          </table:table-cell>
          <table:table-cell table:style-name="Table3.J6" office:value-type="string">
            <text:p text:style-name="P3"><text:s/></text:p>
          </table:table-cell>
          <table:table-cell table:style-name="Table3.P4" office:value-type="string">
            <text:p text:style-name="P19"/>
            <text:p text:style-name="P24"/>
            <text:p text:style-name="P19"/>
          </table:table-cell>
          <table:table-cell table:style-name="Table3.P4" office:value-type="string">
            <text:p text:style-name="P18"/>
          </table:table-cell>
          <table:table-cell table:style-name="Table3.P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Table3.7">
          <table:table-cell table:style-name="Table3.P1" table:number-columns-spanned="16" office:value-type="string">
            <text:p text:style-name="P11"/>
            <text:p text:style-name="P17"><text:span text:style-name="T8">3. I/We hereby certify that the above mentioned goods have been manufactured.___(a) availing facility / without availing facility of CENVAT credit under CENVAT Credit Rules, 2001 (b) availing facility / without availing facility under Noticication No. 41/2001 Central Excise (N.T) dated 26</text:span><text:span text:style-name="T10">th</text:span><text:span text:style-name="T8"> June 2001 issued under Rule 18 of Central Excise (No.2) Rules, 2001; (c) availing facility / without availing facility under Notification No. 43/2001 Central Excise (N.T) dated 26</text:span><text:span text:style-name="T10">th</text:span><text:span text:style-name="T8"> June, 2001 issued under Rule 19 of <text:s/>Central Excise (No.2) </text:span><text:span text:style-name="T9">Rules, 2001.</text:span></text:p>
            <text:p text:style-name="P10">4. I/We hereby declare that the export is in discharge of the export obligation under a Quantity based Advance License / Under Claim of Duty Drawback under Customs and Central Excise Duties Drawback Rules, 1995.</text:p>
            <text:p text:style-name="P10">5. I/We hereby declare that the above particulars are true and correctly stated.</text:p>
            <text:p text:style-name="P10">TIME OF REMOVAL______________</text:p>
            <text:p text:style-name="P5"><draw:frame draw:style-name="fr1" draw:name="Frame2" text:anchor-type="char" svg:x="15.88cm" svg:y="0.011cm" svg:width="15.175cm" svg:height="1.101cm" draw:z-index="1"><draw:text-box><text:p text:style-name="P14">Signature of owner or his authorized agent with date</text:p><text:p text:style-name="P10">Name in Block Letters and Designation (SEAL)</text:p></draw:text-box></draw:frame></text:p>
            <text:p text:style-name="P5"/>
            <text:p text:style-name="P10">*<text:span text:style-name="T11">Strike out whichever is not applicable.</text:span></text:p>
            <text:p text:style-name="P10">*<text:span text:style-name="T11">Strike out whichever is not applicabl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Times New Roman" svg:font-family="'Times New Roman'" style:font-family-generic="roman"/>
    <style:font-face style:name="Arial" svg:font-family="Arial, sans-serif" style:font-family-generic="swiss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 New Roman1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1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601cm" fo:page-height="21.6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15:55:43</meta:creation-date>
    <dc:date>2015-07-25T11:27:31</dc:date>
    <meta:editing-duration>PT12H51M14S</meta:editing-duration>
    <meta:editing-cycles>211</meta:editing-cycles>
    <meta:generator>LibreOffice/3.5$Linux_x86 LibreOffice_project/350m1$Build-2</meta:generator>
    <dc:creator>Dev127 </dc:creator>
    <meta:document-statistic meta:table-count="3" meta:image-count="0" meta:object-count="0" meta:page-count="2" meta:paragraph-count="83" meta:word-count="449" meta:character-count="3531" meta:non-whitespace-character-count="3099"/>
  </office:meta>
</office:document-meta>
</file>